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24-01-30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23-01-25 1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22-01-24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21-01-20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20-01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9-01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8-01-16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7-01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6-09-27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6-05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6-01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5-10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5-05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5-0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4-09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4-05-06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4-02-05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1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6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5-03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420</text:p>
          </table:table-cell>
          <table:table-cell office:value-type="string" calcext:value-type="string">
            <text:p>200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